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42pt" style:font-size-asian="42pt" style:font-size-complex="4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 style:data-style-name="N2" text:time-value="22:11:06.3266519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2:05:46.454190721</meta:creation-date>
    <dc:date>2026-01-16T22:42:21.732302682</dc:date>
    <meta:editing-duration>PT11M9S</meta:editing-duration>
    <meta:editing-cycles>2</meta:editing-cycles>
    <meta:generator>LibreOffice/24.2.7.2$Linux_X86_64 LibreOffice_project/420$Build-2</meta:generator>
    <meta:document-statistic meta:table-count="1" meta:cell-count="32" meta:object-count="0"/>
  </office:meta>
</office:document-meta>
</file>